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rsid="00155ed2" officeooo:paragraph-rsid="00155ed2"/>
    </style:style>
    <style:style style:name="P2" style:family="paragraph" style:parent-style-name="Text_20_body">
      <style:paragraph-properties>
        <style:tab-stops>
          <style:tab-stop style:position="3in"/>
          <style:tab-stop style:position="6in" style:type="right" style:leader-style="solid" style:leader-text="_"/>
        </style:tab-stops>
      </style:paragraph-properties>
      <style:text-properties officeooo:rsid="00155ed2" officeooo:paragraph-rsid="00155ed2"/>
    </style:style>
    <style:style style:name="P3" style:family="paragraph" style:parent-style-name="Text_20_body">
      <style:paragraph-properties>
        <style:tab-stops>
          <style:tab-stop style:position="3in"/>
          <style:tab-stop style:position="6in" style:type="right" style:leader-style="solid" style:leader-text="_"/>
        </style:tab-stops>
      </style:paragraph-properties>
      <style:text-properties officeooo:rsid="00155ed2" officeooo:paragraph-rsid="00176052"/>
    </style:style>
    <style:style style:name="P4" style:family="paragraph" style:parent-style-name="Text_20_body">
      <style:paragraph-properties>
        <style:tab-stops>
          <style:tab-stop style:position="3in" style:type="right" style:leader-style="solid" style:leader-text="_"/>
        </style:tab-stops>
      </style:paragraph-properties>
      <style:text-properties officeooo:rsid="00155ed2" officeooo:paragraph-rsid="00176052"/>
    </style:style>
    <style:style style:name="P5" style:family="paragraph" style:parent-style-name="Text_20_body">
      <style:paragraph-properties>
        <style:tab-stops>
          <style:tab-stop style:position="3in"/>
          <style:tab-stop style:position="6in" style:type="right" style:leader-style="solid" style:leader-text="_"/>
        </style:tab-stops>
      </style:paragraph-properties>
      <style:text-properties officeooo:rsid="00176052" officeooo:paragraph-rsid="00176052"/>
    </style:style>
    <style:style style:name="P6" style:family="paragraph" style:parent-style-name="Text_20_body" style:master-page-name="">
      <style:paragraph-properties style:page-number="auto">
        <style:tab-stops>
          <style:tab-stop style:position="6in" style:type="right"/>
        </style:tab-stops>
      </style:paragraph-properties>
      <style:text-properties officeooo:rsid="00155ed2" officeooo:paragraph-rsid="00155ed2"/>
    </style:style>
    <style:style style:name="P7" style:family="paragraph" style:parent-style-name="Title">
      <style:text-properties officeooo:rsid="00155ed2" officeooo:paragraph-rsid="00155ed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5ad22"/>
    </style:style>
    <style:style style:name="T3" style:family="text">
      <style:text-properties officeooo:rsid="001760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Wright State University<text:line-break/>School of Graduate Studies</text:p>
      <text:p text:style-name="P6"><text:tab/>July 7, 2014</text:p>
      <text:p text:style-name="P1"><text:span text:style-name="T2">I HEREBY RECOMMEND THAT THE THESIS PREPARED UNDER MY SUPERVISION BY </text:span><text:s/><text:span text:style-name="T1">Eric David Moyer</text:span> <text:span text:style-name="T2">ENTITLED</text:span> <text:span text:style-name="T1">What Machines Understand about Personality Words after Reading the News</text:span> <text:span text:style-name="T2">BE ACCEPTED IN PARTIAL FULFILLMENT OF THE REQUIREMENTS FOR THE DEGREE OF</text:span> <text:span text:style-name="T1">Master of Science in Computer Science</text:span>.</text:p>
      <text:p text:style-name="P2"/>
      <text:p text:style-name="P2"/>
      <text:p text:style-name="P2"><text:tab/><text:tab/><text:line-break/><text:tab/>Michael L. Raymer, Ph. D.<text:line-break/><text:tab/>Thesis Director</text:p>
      <text:p text:style-name="P2"/>
      <text:p text:style-name="P2"/>
      <text:p text:style-name="P3"><text:tab/><text:tab/><text:line-break/><text:tab/><text:span text:style-name="T3">Mateen Rizki, Ph. D.<text:line-break/><text:tab/>Chair, Department of Computer Science<text:line-break/><text:tab/>and Engineering</text:span></text:p>
      <text:p text:style-name="P5"/>
      <text:p text:style-name="P5">Committee on Final Examination</text:p>
      <text:p text:style-name="P3"/>
      <text:p text:style-name="P4"><text:tab/><text:line-break/>Michael L. Raymer, Ph. D.</text:p>
      <text:p text:style-name="P4"/>
      <text:p text:style-name="P4"><text:tab/><text:line-break/><text:span text:style-name="T3">Travis E. Doom, Ph. D.</text:span></text:p>
      <text:p text:style-name="P4"/>
      <text:p text:style-name="P4"><text:tab/><text:line-break/><text:span text:style-name="T3">Gary N. Burns, Ph. 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2in" fo:margin-bottom="1in" fo:margin-left="1.5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4-07-02T14:48:13.757890692</meta:creation-date>
    <dc:date>2014-07-02T16:08:01.491605435</dc:date>
    <dc:creator>eric </dc:creator>
    <meta:editing-duration>PT1H4M37S</meta:editing-duration>
    <meta:editing-cycles>2</meta:editing-cycles>
    <meta:generator>LibreOffice/4.1.3.2$Linux_x86 LibreOffice_project/410m0$Build-2</meta:generator>
    <meta:document-statistic meta:table-count="0" meta:image-count="0" meta:object-count="0" meta:page-count="1" meta:paragraph-count="9" meta:word-count="90" meta:character-count="572" meta:non-whitespace-character-count="471"/>
  </office:meta>
</office:document-meta>
</file>